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92cm" svg:height="8.658cm" svg:x="0.008cm" svg:y="0.8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5:46:42.126388372</dc:date>
    <meta:editing-duration>PT2M55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3cm" svg:height="8.659cm" xlink:href="." xlink:type="simple" chart:class="chart:scatter" chart:style-name="ch1">
        <chart:plot-area chart:style-name="ch2" chart:data-source-has-labels="both" svg:x="0.307cm" svg:y="0.173cm" svg:width="14.779cm" svg:height="8.313cm">
          <chart:coordinate-region svg:x="0.849cm" svg:y="0.372cm" svg:width="14.143cm" svg:height="7.91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562143943757172">
                <text:p>0.5621439437571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188371558587935">
                <text:p>0.1883715585879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188371558587932">
                <text:p>-0.1883715585879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562143943757169">
                <text:p>-0.5621439437571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27050983124835">
                <text:p>-0.9270509831248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60748038493698">
                <text:p>-1.607480384936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927050983124844">
                <text:p>-0.927050983124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562143943757167">
                <text:p>-0.5621439437571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188371558587936">
                <text:p>-0.188371558587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188371558587932">
                <text:p>0.188371558587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562143943757163">
                <text:p>0.5621439437571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91227196924606">
                <text:p>1.91227196924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